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94mm"/>
    </style:style>
    <style:style style:name="co2" style:family="table-column">
      <style:table-column-properties fo:break-before="auto" style:column-width="24.08mm"/>
    </style:style>
    <style:style style:name="co3" style:family="table-column">
      <style:table-column-properties fo:break-before="auto" style:column-width="31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Quantidade</text:p>
          </table:table-cell>
          <table:table-cell table:style-name="ce4" office:value-type="string" calcext:value-type="string">
            <text:p>Valor UN</text:p>
          </table:table-cell>
          <table:table-cell table:style-name="ce4" office:value-type="string" calcext:value-type="string">
            <text:p>Valor total</text:p>
          </table:table-cell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PCB para medidor EC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10" calcext:value-type="currency">
            <text:p>R$ 10,00</text:p>
          </table:table-cell>
          <table:table-cell table:style-name="ce5" table:formula="of:=[.B2]*[.C2]" office:value-type="currency" office:currency="BRL" office:value="10" calcext:value-type="currency">
            <text:p>R$ 10,0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Resistores 1/4W 1%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currency" office:currency="BRL" office:value="0.12" calcext:value-type="currency">
            <text:p>R$ 0,12</text:p>
          </table:table-cell>
          <table:table-cell table:style-name="ce5" table:formula="of:=[.B3]*[.C3]" office:value-type="currency" office:currency="BRL" office:value="0.84" calcext:value-type="currency">
            <text:p>R$ 0,8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apacitor cerâmico 0,1uF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currency" office:currency="BRL" office:value="0.05" calcext:value-type="currency">
            <text:p>R$ 0,05</text:p>
          </table:table-cell>
          <table:table-cell table:style-name="ce5" table:formula="of:=[.B4]*[.C4]" office:value-type="currency" office:currency="BRL" office:value="0.15" calcext:value-type="currency">
            <text:p>R$ 0,1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Diodo zener 5V6 1/4W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0.12" calcext:value-type="currency">
            <text:p>R$ 0,12</text:p>
          </table:table-cell>
          <table:table-cell table:style-name="ce5" table:formula="of:=[.B5]*[.C5]" office:value-type="currency" office:currency="BRL" office:value="0.12" calcext:value-type="currency">
            <text:p>R$ 0,1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Regulador LM791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1.31" calcext:value-type="currency">
            <text:p>R$ 1,31</text:p>
          </table:table-cell>
          <table:table-cell table:style-name="ce5" table:formula="of:=[.B6]*[.C6]" office:value-type="currency" office:currency="BRL" office:value="1.31" calcext:value-type="currency">
            <text:p>R$ 1,3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Regulador LM781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0.99" calcext:value-type="currency">
            <text:p>R$ 0,99</text:p>
          </table:table-cell>
          <table:table-cell table:style-name="ce5" table:formula="of:=[.B7]*[.C7]" office:value-type="currency" office:currency="BRL" office:value="0.99" calcext:value-type="currency">
            <text:p>R$ 0,9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Diodo sinal 1N414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BRL" office:value="0.05" calcext:value-type="currency">
            <text:p>R$ 0,05</text:p>
          </table:table-cell>
          <table:table-cell table:style-name="ce5" table:formula="of:=[.B8]*[.C8]" office:value-type="currency" office:currency="BRL" office:value="0.1" calcext:value-type="currency">
            <text:p>R$ 0,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I Amp-Op TL08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1.42" calcext:value-type="currency">
            <text:p>R$ 1,42</text:p>
          </table:table-cell>
          <table:table-cell table:style-name="ce5" table:formula="of:=[.B9]*[.C9]" office:value-type="currency" office:currency="BRL" office:value="1.42" calcext:value-type="currency">
            <text:p>R$ 1,4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Trimpot multivolt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BRL" office:value="1.11" calcext:value-type="currency">
            <text:p>R$ 1,11</text:p>
          </table:table-cell>
          <table:table-cell table:style-name="ce5" table:formula="of:=[.B10]*[.C10]" office:value-type="currency" office:currency="BRL" office:value="2.22" calcext:value-type="currency">
            <text:p>R$ 2,2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apacitor eletrolítico 47uF 16V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currency" office:currency="BRL" office:value="0.12" calcext:value-type="currency">
            <text:p>R$ 0,12</text:p>
          </table:table-cell>
          <table:table-cell table:style-name="ce5" table:formula="of:=[.B11]*[.C11]" office:value-type="currency" office:currency="BRL" office:value="0.36" calcext:value-type="currency">
            <text:p>R$ 0,3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Trafo 12+12/500m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19.43" calcext:value-type="currency">
            <text:p>R$ 19,43</text:p>
          </table:table-cell>
          <table:table-cell table:style-name="ce5" table:formula="of:=[.B12]*[.C12]" office:value-type="currency" office:currency="BRL" office:value="19.43" calcext:value-type="currency">
            <text:p>R$ 19,4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Diodo 1N400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BRL" office:value="0.07" calcext:value-type="currency">
            <text:p>R$ 0,07</text:p>
          </table:table-cell>
          <table:table-cell table:style-name="ce5" table:formula="of:=[.B13]*[.C13]" office:value-type="currency" office:currency="BRL" office:value="0.14" calcext:value-type="currency">
            <text:p>R$ 0,14</text:p>
          </table:table-cell>
          <table:table-cell table:style-name="ce2"/>
          <table:table-cell table:style-name="ce1" office:value-type="string" calcext:value-type="string">
            <text:p>Total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Cabo forç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4.41" calcext:value-type="currency">
            <text:p>R$ 4,41</text:p>
          </table:table-cell>
          <table:table-cell table:style-name="ce5" table:formula="of:=[.B14]*[.C14]" office:value-type="currency" office:currency="BRL" office:value="4.41" calcext:value-type="currency">
            <text:p>R$ 4,41</text:p>
          </table:table-cell>
          <table:table-cell table:style-name="ce2"/>
          <table:table-cell table:style-name="ce7" table:formula="of:=SUM([.D2:.D33])" office:value-type="currency" office:currency="BRL" office:value="326.68" calcext:value-type="currency">
            <text:p>R$ 326,68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Cabo manga 6x26AWG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3.13" calcext:value-type="currency">
            <text:p>R$ 3,13</text:p>
          </table:table-cell>
          <table:table-cell table:style-name="ce5" table:formula="of:=[.B15]*[.C15]" office:value-type="currency" office:currency="BRL" office:value="3.13" calcext:value-type="currency">
            <text:p>R$ 3,1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onjunto conector 5 vi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8.19" calcext:value-type="currency">
            <text:p>R$ 8,19</text:p>
          </table:table-cell>
          <table:table-cell table:style-name="ce5" table:formula="of:=[.B16]*[.C16]" office:value-type="currency" office:currency="BRL" office:value="8.19" calcext:value-type="currency">
            <text:p>R$ 8,1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onector barra pino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BRL" office:value="0.67" calcext:value-type="currency">
            <text:p>R$ 0,67</text:p>
          </table:table-cell>
          <table:table-cell table:style-name="ce5" table:formula="of:=[.B17]*[.C17]" office:value-type="currency" office:currency="BRL" office:value="1.34" calcext:value-type="currency">
            <text:p>R$ 1,3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apacitor eletrolítico 470uF 25V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BRL" office:value="0.3" calcext:value-type="currency">
            <text:p>R$ 0,30</text:p>
          </table:table-cell>
          <table:table-cell table:style-name="ce5" table:formula="of:=[.B18]*[.C18]" office:value-type="currency" office:currency="BRL" office:value="0.6" calcext:value-type="currency">
            <text:p>R$ 0,6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have botão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1.84" calcext:value-type="currency">
            <text:p>R$ 1,84</text:p>
          </table:table-cell>
          <table:table-cell table:style-name="ce5" table:formula="of:=[.B19]*[.C19]" office:value-type="currency" office:currency="BRL" office:value="1.84" calcext:value-type="currency">
            <text:p>R$ 1,8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Regulador LM780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0.99" calcext:value-type="currency">
            <text:p>R$ 0,99</text:p>
          </table:table-cell>
          <table:table-cell table:style-name="ce5" table:formula="of:=[.B20]*[.C20]" office:value-type="currency" office:currency="BRL" office:value="0.99" calcext:value-type="currency">
            <text:p>R$ 0,9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apacitor eletrolítico 100uF 16V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0.12" calcext:value-type="currency">
            <text:p>R$ 0,12</text:p>
          </table:table-cell>
          <table:table-cell table:style-name="ce5" table:formula="of:=[.B21]*[.C21]" office:value-type="currency" office:currency="BRL" office:value="0.12" calcext:value-type="currency">
            <text:p>R$ 0,1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Arduino Nano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49.9" calcext:value-type="currency">
            <text:p>R$ 49,90</text:p>
          </table:table-cell>
          <table:table-cell table:style-name="ce5" table:formula="of:=[.B22]*[.C22]" office:value-type="currency" office:currency="BRL" office:value="49.9" calcext:value-type="currency">
            <text:p>R$ 49,9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ensor temperatura DS18B2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16.9" calcext:value-type="currency">
            <text:p>R$ 16,90</text:p>
          </table:table-cell>
          <table:table-cell table:style-name="ce5" table:formula="of:=[.B23]*[.C23]" office:value-type="currency" office:currency="BRL" office:value="16.9" calcext:value-type="currency">
            <text:p>R$ 16,9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aixa AB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29.9" calcext:value-type="currency">
            <text:p>R$ 29,90</text:p>
          </table:table-cell>
          <table:table-cell table:style-name="ce5" table:formula="of:=[.B24]*[.C24]" office:value-type="currency" office:currency="BRL" office:value="29.9" calcext:value-type="currency">
            <text:p>R$ 29,9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LCD 16x2 com backligh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26.9" calcext:value-type="currency">
            <text:p>R$ 26,90</text:p>
          </table:table-cell>
          <table:table-cell table:style-name="ce5" table:formula="of:=[.B25]*[.C25]" office:value-type="currency" office:currency="BRL" office:value="26.9" calcext:value-type="currency">
            <text:p>R$ 26,9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PCB fonte e Arduino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10" calcext:value-type="currency">
            <text:p>R$ 10,00</text:p>
          </table:table-cell>
          <table:table-cell table:style-name="ce5" table:formula="of:=[.B26]*[.C26]" office:value-type="currency" office:currency="BRL" office:value="10" calcext:value-type="currency">
            <text:p>R$ 10,0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onda EC Akso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75.38" calcext:value-type="currency">
            <text:p>R$ 75,38</text:p>
          </table:table-cell>
          <table:table-cell table:style-name="ce5" table:formula="of:=[.B27]*[.C27]" office:value-type="currency" office:currency="BRL" office:value="75.38" calcext:value-type="currency">
            <text:p>R$ 75,3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versos não contabilizados (resistores, parafusos, cola, solda etc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currency" office:currency="BRL" office:value="20" calcext:value-type="currency">
            <text:p>R$ 20,00</text:p>
          </table:table-cell>
          <table:table-cell table:style-name="ce5" table:formula="of:=[.B28]*[.C28]" office:value-type="currency" office:currency="BRL" office:value="20" calcext:value-type="currency">
            <text:p>R$ 20,0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Mão de obra para montar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currency" office:currency="BRL" office:value="20" calcext:value-type="currency">
            <text:p>R$ 20,00</text:p>
          </table:table-cell>
          <table:table-cell table:style-name="ce5" table:formula="of:=[.B29]*[.C29]" office:value-type="currency" office:currency="BRL" office:value="40" calcext:value-type="currency">
            <text:p>R$ 40,00</text:p>
          </table:table-cell>
          <table:table-cell table:style-name="ce2" office:value-type="string" calcext:value-type="string">
            <text:p>Valor estimad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Mão de obra desenvolvimento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5" office:value-type="currency" office:currency="BRL" office:value="0" calcext:value-type="currency">
            <text:p>R$ 0,00</text:p>
          </table:table-cell>
          <table:table-cell table:style-name="ce2" office:value-type="string" calcext:value-type="string">
            <text:p>Vender quantas unidades para pagar o desenvolvimento???</text:p>
          </table:table-cell>
          <table:table-cell table:style-name="ce2" table:number-columns-repeated="21"/>
          <table:table-cell table:number-columns-repeated="998"/>
        </table:table-row>
        <table:table-row table:style-name="ro1" table:number-rows-repeated="970">
          <table:table-cell table:style-name="ce2" table:number-columns-repeated="2"/>
          <table:table-cell table:style-name="ce5" table:number-columns-repeated="2"/>
          <table:table-cell table:style-name="ce2" table:number-columns-repeated="22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pt" fo:country="BR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09:38:31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dc:date>2017-06-16T09:39:39.536000000</dc:date>
    <meta:editing-duration>PT8M1S</meta:editing-duration>
    <meta:editing-cycles>4</meta:editing-cycles>
    <meta:document-statistic meta:table-count="1" meta:cell-count="124" meta:object-count="0"/>
  </office:meta>
</office:document-meta>
</file>